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588cm" style:rel-column-width="900*"/>
    </style:style>
    <style:style style:name="Tabelle1.B" style:family="table-column">
      <style:table-column-properties style:column-width="3.268cm" style:rel-column-width="1853*"/>
    </style:style>
    <style:style style:name="Tabelle1.C" style:family="table-column">
      <style:table-column-properties style:column-width="2.429cm" style:rel-column-width="137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G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D2" style:family="table-cell" style:data-style-name="N11">
      <style:table-cell-properties fo:padding="0.097cm" fo:border-left="0.002cm solid #000000" fo:border-right="none" fo:border-top="none" fo:border-bottom="0.002cm solid #000000"/>
    </style:style>
    <style:style style:name="Tabelle1.G2" style:family="table-cell" style:data-style-name="N11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7113514106251291" text:style-name="L1">
        <text:list-item>
          <text:p text:style-name="P2">Das Spielfeld ist 46 Einheiten breit und 34 Einheiten hoch</text:p>
        </text:list-item>
        <text:list-item>
          <text:p text:style-name="P2">Die Fliege hat zwei Verhalten: Warten und Fliegen</text:p>
          <text:list>
            <text:list-item>
              <text:p text:style-name="P2">Die Fliege fliegt zwischen 0.25 und 0.5 Sekunden und trifft dann eine neue Entscheidung:</text:p>
              <text:list>
                <text:list-item>
                  <text:p text:style-name="P2">Sie fliegt weiter oder hat eine Wahrscheinlichkeit von 33% , dass sie in das Warten übergeht. Wenn sie weiter fliegt, sucht sie sich eine neue Flugrichtung aus, die sich in einem 45° Winkel in Flugrichtung befindet. Jedoch wird diese Richtung nicht direkt genommen, sondern wird mit einer weiteren Richtung verrechnet, die sie zurück zum Spielfeld führt, damit sie nicht das Spielfeld verlässt</text:p>
                </text:list-item>
              </text:list>
            </text:list-item>
            <text:list-item>
              <text:p text:style-name="P2">Die Parameter, die den Schwierigkeitsgrad bestimmen, sind die folgenden:</text:p>
              <text:list>
                <text:list-item>
                  <text:p text:style-name="P2">eine Mindestgeschwindigkeit, wenn sie ziellos umher fliegt</text:p>
                </text:list-item>
                <text:list-item>
                  <text:p text:style-name="P2">eine Maximalgeschwindigkeit, wenn sie ziellos umher fliegt</text:p>
                </text:list-item>
                <text:list-item>
                  <text:p text:style-name="P2">eine Wahrscheinlichkeit, dass sie versucht einer angreifenden Fliegenklatsche auszuweichen</text:p>
                </text:list-item>
                <text:list-item>
                  <text:p text:style-name="P2">ein Abstand innerhalb dessen sie der Fliegenklatsche ausweicht</text:p>
                </text:list-item>
                <text:list-item>
                  <text:p text:style-name="P2">eine Geschwindigkeit mit der sie einer Fliegenklatsche ausweicht</text:p>
                </text:list-item>
                <text:list-item>
                  <text:p text:style-name="P2">eine Wahrscheinlichkeit, dass sie vom Warten ins Fliegen übergeht, wenn die Fliegenklatsche zuschlägt</text:p>
                </text:list-item>
                <text:list-item>
                  <text:p text:style-name="P2">auf der höchsten Schwierigkeitsstufe kann die Fliege nicht mehr getroffen werden (unabhängig von den oben genannten Parametern)</text:p>
                </text:list-item>
              </text:list>
            </text:list-item>
          </text:list>
        </text:list-item>
        <text:list-item>
          <text:p text:style-name="P2">Die Fliege spielt einen Fliegensound, der bei 25% seiner eigentlichen Lautstärke startet. </text:p>
          <text:list>
            <text:list-item>
              <text:p text:style-name="P2">Alle 5 Sekunden in denen der Spieler nicht versucht zuzuschlagen, wird die Fliege um 10% lauter. </text:p>
            </text:list-item>
            <text:list-item>
              <text:p text:style-name="P2">Bei einem Fehltreffer erhöht sich die Lautstärke um 5% bis zu einem maximum von 75% </text:p>
            </text:list-item>
            <text:list-item>
              <text:p text:style-name="P2">(keine Ahnung wie laut der Sound in Dezibel ist oder so... liegt auch an den Boxen / Kopfhörern).</text:p>
            </text:list-item>
            <text:list-item>
              <text:p text:style-name="P2">Wenn die Fliege getroffen wurde, ist die Lautstärke für die neue Fliege wieder bei 25%</text:p>
            </text:list-item>
          </text:list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5"/>
        <table:table-row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3">Mindestgeschwindigkeit</text:p>
            <text:p text:style-name="P3">(in Einheiten pro Sekunde)</text:p>
          </table:table-cell>
          <table:table-cell table:style-name="Tabelle1.A1" office:value-type="string">
            <text:p text:style-name="P3">Maximalgeschwindigkeit (in Einheiten pro Sekunde)</text:p>
          </table:table-cell>
          <table:table-cell table:style-name="Tabelle1.A1" office:value-type="string">
            <text:p text:style-name="P3">Chance des Versuchs auszuweichen</text:p>
          </table:table-cell>
          <table:table-cell table:style-name="Tabelle1.A1" office:value-type="string">
            <text:p text:style-name="P3">Ausweichgeschwindigkeit (in Einheiten pro Sekunde)</text:p>
          </table:table-cell>
          <table:table-cell table:style-name="Tabelle1.A1" office:value-type="string">
            <text:p text:style-name="P3">Ausweichradius (in Einheiten)</text:p>
          </table:table-cell>
          <table:table-cell table:style-name="Tabelle1.G1" office:value-type="string">
            <text:p text:style-name="P3">Chance vom Warten ins Fliegen überzugehen</text:p>
          </table:table-cell>
        </table:table-row>
        <table:table-row>
          <table:table-cell table:style-name="Tabelle1.A2" office:value-type="string">
            <text:p text:style-name="P3">Runde 1</text:p>
          </table:table-cell>
          <table:table-cell table:style-name="Tabelle1.B2" office:value-type="float" office:value="10">
            <text:p text:style-name="P3">10</text:p>
          </table:table-cell>
          <table:table-cell table:style-name="Tabelle1.B2" office:value-type="float" office:value="20">
            <text:p text:style-name="P3">20</text:p>
          </table:table-cell>
          <table:table-cell table:style-name="Tabelle1.D2" office:value-type="percentage" office:value="0.33">
            <text:p text:style-name="P3">33,00%</text:p>
          </table:table-cell>
          <table:table-cell table:style-name="Tabelle1.B2" office:value-type="float" office:value="40">
            <text:p text:style-name="P3">40</text:p>
          </table:table-cell>
          <table:table-cell table:style-name="Tabelle1.B2" office:value-type="float" office:value="15">
            <text:p text:style-name="P3">15</text:p>
          </table:table-cell>
          <table:table-cell table:style-name="Tabelle1.G2" office:value-type="percentage" office:value="0.25">
            <text:p text:style-name="P3">25,00%</text:p>
          </table:table-cell>
        </table:table-row>
        <table:table-row>
          <table:table-cell table:style-name="Tabelle1.A2" office:value-type="string">
            <text:p text:style-name="P3">Runde 2</text:p>
          </table:table-cell>
          <table:table-cell table:style-name="Tabelle1.B2" office:value-type="float" office:value="15">
            <text:p text:style-name="P3">15</text:p>
          </table:table-cell>
          <table:table-cell table:style-name="Tabelle1.B2" office:value-type="float" office:value="25">
            <text:p text:style-name="P3">25</text:p>
          </table:table-cell>
          <table:table-cell table:style-name="Tabelle1.D2" office:value-type="percentage" office:value="0.75">
            <text:p text:style-name="P3">75,00%</text:p>
          </table:table-cell>
          <table:table-cell table:style-name="Tabelle1.B2" office:value-type="float" office:value="50">
            <text:p text:style-name="P3">50</text:p>
          </table:table-cell>
          <table:table-cell table:style-name="Tabelle1.B2" office:value-type="float" office:value="15">
            <text:p text:style-name="P3">15</text:p>
          </table:table-cell>
          <table:table-cell table:style-name="Tabelle1.G2" office:value-type="percentage" office:value="0.5">
            <text:p text:style-name="P3">50,00%</text:p>
          </table:table-cell>
        </table:table-row>
        <table:table-row>
          <table:table-cell table:style-name="Tabelle1.A2" office:value-type="string">
            <text:p text:style-name="P3">Runde 3</text:p>
          </table:table-cell>
          <table:table-cell table:style-name="Tabelle1.B2" office:value-type="float" office:value="10">
            <text:p text:style-name="P3">10</text:p>
          </table:table-cell>
          <table:table-cell table:style-name="Tabelle1.B2" office:value-type="float" office:value="20">
            <text:p text:style-name="P3">20</text:p>
          </table:table-cell>
          <table:table-cell table:style-name="Tabelle1.D2" office:value-type="percentage" office:value="0.33">
            <text:p text:style-name="P3">33,00%</text:p>
          </table:table-cell>
          <table:table-cell table:style-name="Tabelle1.B2" office:value-type="float" office:value="40">
            <text:p text:style-name="P3">40</text:p>
          </table:table-cell>
          <table:table-cell table:style-name="Tabelle1.B2" office:value-type="float" office:value="15">
            <text:p text:style-name="P3">15</text:p>
          </table:table-cell>
          <table:table-cell table:style-name="Tabelle1.G2" office:value-type="percentage" office:value="0.25">
            <text:p text:style-name="P3">25,00%</text:p>
          </table:table-cell>
        </table:table-row>
        <table:table-row>
          <table:table-cell table:style-name="Tabelle1.A2" office:value-type="string">
            <text:p text:style-name="P3">Runde 4</text:p>
          </table:table-cell>
          <table:table-cell table:style-name="Tabelle1.B2" office:value-type="float" office:value="15">
            <text:p text:style-name="P3">15</text:p>
          </table:table-cell>
          <table:table-cell table:style-name="Tabelle1.B2" office:value-type="float" office:value="30">
            <text:p text:style-name="P3">30</text:p>
          </table:table-cell>
          <table:table-cell table:style-name="Tabelle1.D2" office:value-type="percentage" office:value="1">
            <text:p text:style-name="P3">100,00%</text:p>
          </table:table-cell>
          <table:table-cell table:style-name="Tabelle1.B2" office:value-type="float" office:value="55">
            <text:p text:style-name="P3">55</text:p>
          </table:table-cell>
          <table:table-cell table:style-name="Tabelle1.B2" office:value-type="float" office:value="20">
            <text:p text:style-name="P3">20</text:p>
          </table:table-cell>
          <table:table-cell table:style-name="Tabelle1.G2" office:value-type="percentage" office:value="1">
            <text:p text:style-name="P3">100,00%</text:p>
          </table:table-cell>
        </table:table-row>
      </table:table>
      <text:list xml:id="list32387139" text:continue-numbering="true" text:style-name="L1">
        <text:list-item>
          <text:list>
            <text:list-header>
              <text:p text:style-name="P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3T09:32:14.08</meta:creation-date>
    <dc:date>2016-05-13T12:20:32.20</dc:date>
    <meta:editing-duration>PT1H3M28S</meta:editing-duration>
    <meta:editing-cycles>18</meta:editing-cycles>
    <meta:generator>OpenOffice/4.1.2$Win32 OpenOffice.org_project/412m3$Build-9782</meta:generator>
    <dc:creator>Kai B</dc:creator>
    <meta:document-statistic meta:table-count="1" meta:image-count="0" meta:object-count="0" meta:page-count="1" meta:paragraph-count="52" meta:word-count="325" meta:character-count="2050"/>
  </office:meta>
</office:document-meta>
</file>